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style:font-name="Arial" fo:font-size="10pt" fo:font-weight="normal" style:font-size-asian="10pt" style:font-weight-asian="normal" style:font-size-complex="10pt" style:font-weight-complex="normal"/>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ail Address: smayres@gmail.com</text:p>
      <text:p text:style-name="P1">Freenode IRC Nick: camilasan</text:p>
      <text:p text:style-name="P1">IM Service and Username: gtalk: smayres@gmail.com</text:p>
      <text:p text:style-name="P1">Location (City, Country and/or Time Zone): Porto Alegre, Rio Grande do Sul, Brazil</text:p>
      <text:p text:style-name="P1">Proposal Title: Porting Umbrello</text:p>
      <text:p text:style-name="P1">Motivation for Proposal / Goal:</text:p>
      <text:p text:style-name="P1"/>
      <text:p text:style-name="P1"><text:s text:c="10"/><text:span text:style-name="T1">Why to choose Umbrello?</text:span></text:p>
      <text:p text:style-name="P4"><text:s text:c="10"/>I'm a big fan of Umbrello. It's a Free Software graphical UML (Unified Modeling Language) editor, one of the very few of it's kind. Most UML tools are proprietary tools written in Java (http://en.wikipedia.org/wiki/List_of_Unified_Modeling_Language_tools) and Umbrello is written in C++/Qt, and build on the powerful base of KDE software. I realised how intersting Umbrello is when I noticed that the most of my professors suggest proprietary tools or a generic diagramming programme with few UML features (http://projects.gnome.org/dia/) to study UML at college class.</text:p>
      <text:p text:style-name="P1"><text:s text:c="16"/></text:p>
      <text:p text:style-name="P1"><text:s text:c="14"/><text:span text:style-name="T1">Problem description:</text:span></text:p>
      <text:p text:style-name="P4"><text:s text:c="14"/>Umbrello was initially written in C++ for Unix by Paul Hensgen, a college student. In 2002, Jonathan Riddell took over the project to refactor it and included new features. In the same year, Umbrello was included with the KDE Software Compilation. In 2008, Gopala Krishna, then a college student, started the port from the limited QCanvas Framework from Qt 3 to QGraphicsView from Qt 4. Today Umbrello has a version for KDE 4.6, but the version with the port initiated by the student quoted above is incomplete and not shipped.</text:p>
      <text:p text:style-name="P4"><text:s text:c="14"/>The Graphics View Framework appeared in Qt 4.2 and provides capabilities to handle and interact with 2D graphics and a widget for displaying the items. Today Umbrello uses Q3Canvas class which is the old Qt 3 QCanvas, just renamed during the process of the port. It is part of Qt3Support, a library that was developed to facilitate the porting Qt 3 to Qt 4, and is deprecated for use in in production code in favour of newer Qt 4 classes.</text:p>
      <text:p text:style-name="P1"/>
      <text:p text:style-name="P1"><text:s text:c="15"/><text:span text:style-name="T1">Solution description:</text:span></text:p>
      <text:p text:style-name="P4"><text:s text:c="12"/>Umbrello uses graphics that allow the user to draw 2D diagrams, this is its main function as UML diagramming software, but those functions still rely on the old Q3Canvas.Therefore, this project proposes the port of QCanvas resources - about 30 classes are dependent on these resources - to QGraphicsView using techniques of code refactoring concluding with tests to ensure the continuity of the original functionality of the software. The Graphics View Framework is an approach based on model-view programming. Several views (QGraphicsView) may contain one scene (QGraphicsScene), and the scene may contain items (QGraphicsItem) of different geometric shapes. This architecture is very similar to the QCanvas, but a QGraphicsItem equivalent to Q3CanvasItem is more powerful and easier to use. For example, the QGraphicsView implements the drag and drop of an item in a scene, something which is lacking in the QCanvas functionality. Another example: in QGraphicsView it is possible to use coordinates in real numbers for resulting in a high level of accuracy which is especially useful for zoom.</text:p>
      <text:p text:style-name="P4"><text:s text:c="9"/>The proposed improvements to Umbrello are mostly related to performance and code optimization, because the Graphics View Framework uses the best features of Qt4. One of these is a BSP (Binary Space Partitioning) Tree with an indexing method that speeds up the search for items in the scene and is expected to improve Umbrello performance significantly. It will also make it easier to add features, like better stereotypes supports, and improve the code in the future without adding bugs thanks to the tests.</text:p>
      <text:p text:style-name="P1"><text:s text:c="11"/></text:p>
      <text:p text:style-name="P1"><text:s text:c="7"/><text:span text:style-name="T1">Implemetation Plan:</text:span></text:p>
      <text:p text:style-name="P4"><text:s text:c="7"/>I will work in Sprints of 14 days: analysis of the problem (2 days), developing (8 days), tests (2 days) and bug fixing (2 days). The analysis includes checking if it is possible to use or just refactor the code used in the first try to port Umbrello. For the tests I intend to use the community edition of Frologic Software (http://www.froglogic.com/) for automated tests.</text:p>
      <text:p text:style-name="P1"/>
      <text:p text:style-name="P1"><text:s text:c="8"/><text:span text:style-name="T1">Goals:</text:span></text:p>
      <text:p text:style-name="P1"><text:s text:c="8"/>. Complete QGraphicsView porting </text:p>
      <text:p text:style-name="P1"><text:s text:c="8"/>. Better stereotypes supports <text:s/></text:p>
      <text:p text:style-name="P1"><text:s text:c="8"/>. Complete UML 2 support </text:p>
      <text:p text:style-name="P1"><text:s text:c="8"/>. Complete Undo/Redo support</text:p>
      <text:p text:style-name="P1"/>
      <text:p text:style-name="P1"/>
      <text:p text:style-name="P1"/>
      <text:p text:style-name="P1"/>
      <text:p text:style-name="P1"/>
      <text:p text:style-name="P1"/>
      <text:p text:style-name="P2"><text:soft-page-break/>Tentative Timeline (in weekly intervals until 2 weeks after the end of GsoC):</text:p>
      <text:p text:style-name="P1">The timeline shows what classes will be refactored in every sprint and it assumes that I already pretty much know the community and a bit of the code.</text:p>
      <text:p text:style-name="P1"/>
      <text:p text:style-name="P2">25 April – 08 May</text:p>
      <text:p text:style-name="P1">. Community Bonding Period</text:p>
      <text:p text:style-name="P1">. Review Plan with Mentor.</text:p>
      <text:p text:style-name="P1">. Get instructions for the work and get started!</text:p>
      <text:p text:style-name="P1"/>
      <text:p text:style-name="P2">Sprint 1: 09 May – 22 May</text:p>
      <text:p text:style-name="P1">. UMLViewCanvas, LinePath, Circle, SubsetSymbol, SeqLineWidget, UMLView (Classes that implement <text:s/>the view for the diagrams, graphical representation of sequence lines and that represent diagrams)</text:p>
      <text:p text:style-name="P1"/>
      <text:p text:style-name="P2">Sprint <text:s/>2: 23 May – 05 Jun</text:p>
      <text:p text:style-name="P1">. UMLWidget, WidgetBase, AssociationWidget, <text:s/>ActivityWidget, ActorWidget, ArtifactWidget, BoxWidget, ForkJoinWidget, CombinedFragmentWidget and CategoryWidget, ClassifierWidget. (Class for graphical UML objects and for graphical widgets - UML Activity, Use Case Diagram, etc).</text:p>
      <text:p text:style-name="P1"/>
      <text:p text:style-name="P2">Sprint <text:s/>3: 06 Jun – 19 Jun</text:p>
      <text:p text:style-name="P1">. Finish the port (ComponentWidget, DatatypeWidget, EntityWidget, <text:s/>EnumWidget, FloatingDashLineWidget, FloatingTextWidget. NodeWidget, ObjectWidget, PackageWidget, PinWidge, PreconditionWidget, <text:s/>RegionWidget, SignalWidget, StateWidget, UseCaseWidget and MessageWidget)</text:p>
      <text:p text:style-name="P1"/>
      <text:p text:style-name="P2">Sprint <text:s/>4: 20 Jun – 03 Jul</text:p>
      <text:p text:style-name="P1">. Merge trunk/branch.</text:p>
      <text:p text:style-name="P1">.Tests and bug fixing in the merged code.</text:p>
      <text:p text:style-name="P1">. Start to work on complete UML 2 support.</text:p>
      <text:p text:style-name="P1"/>
      <text:p text:style-name="P2">Sprint 5: <text:s/>04 Jul – 17 Jul</text:p>
      <text:p text:style-name="P1">. Work on complete UML 2 support.</text:p>
      <text:p text:style-name="P1">. 11 July:Mentors and students can begin submitting mid-term evaluations.</text:p>
      <text:p text:style-name="P1">. 15 July: Mid-term evaluations deadline.</text:p>
      <text:p text:style-name="P1">. Mentors give students a helping hand and guidance on their projects.</text:p>
      <text:p text:style-name="P1"/>
      <text:p text:style-name="P2">Sprint <text:s/>6: <text:s/>18 Jul – 31 Jul <text:s/></text:p>
      <text:p text:style-name="P1">. Complete Undo/Redo support.</text:p>
      <text:p text:style-name="P1">. Complete UML 2 support.</text:p>
      <text:p text:style-name="P1"/>
      <text:p text:style-name="P2">Sprint <text:s/>7: <text:s/>1 Aug – 14 Aug <text:s/></text:p>
      <text:p text:style-name="P1">. Work on better stereotypes supports.</text:p>
      <text:p text:style-name="P1">. Merge trunk/branch.</text:p>
      <text:p text:style-name="P1">.Tests and bug fixing in the merged code.</text:p>
      <text:p text:style-name="P1">. 11 Aug: Suggested 'pencils down' date. Take a week to scrub code, write tests, improve documentation, etc.</text:p>
      <text:p text:style-name="P1"/>
      <text:p text:style-name="P2">Sprint 8: 15 Aug – 29 Aug</text:p>
      <text:p text:style-name="P1">. Tests and bug fixing.</text:p>
      <text:p text:style-name="P1">. 22 Aug: Firm 'pencils down' date. Mentors, students and organization administrators can begin submitting final evaluations to Google.</text:p>
      <text:p text:style-name="P1">. 26 Aug: Final evaluation deadline</text:p>
      <text:p text:style-name="P1"/>
      <text:p text:style-name="P2">Sprint <text:s/>9: 30 Aug – <text:s/>13 Sept</text:p>
      <text:p text:style-name="P1">. Write unit tests using QTestLib for the classes refactored in the sprints before.</text:p>
      <text:p text:style-name="P1">. Work on hyperlinks support and on the reuse of KDevelop analysis for code import.</text:p>
      <text:p text:style-name="P1"/>
      <text:p text:style-name="P2">Do you have other obligations from late May to early August (school, work, vacation, etc.)? Please note that we expect the Summer of Code to be a full-time, 40-hr a week occupation. It is important to be clear and upfront about other commitments that you may have during that time.</text:p>
      <text:p text:style-name="P1"><text:s text:c="8"/>No, only college class at night during the week. I will have no college at all during ju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Title" style:next-style-name="Text_20_body" style:default-outline-level="3" style:list-style-name="" style:class="text">
      <style:text-properties style:font-name="Times New Roman" fo:font-size="14pt" fo:font-weight="bold" style:font-name-asian="Lucida Sans Unicode"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31T13:05:35.56</meta:creation-date>
    <meta:generator>BrOffice.org/3.2$Win32 OpenOffice.org_project/320m18$Build-9502</meta:generator>
    <dc:date>2011-04-05T11:10:14.84</dc:date>
    <meta:editing-duration>PT08H09M42S</meta:editing-duration>
    <meta:editing-cycles>82</meta:editing-cycles>
    <meta:document-statistic meta:table-count="0" meta:image-count="0" meta:object-count="0" meta:page-count="2" meta:paragraph-count="61" meta:word-count="1060" meta:character-count="6793"/>
  </office:meta>
</office:document-meta>
</file>